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28b" officeooo:paragraph-rsid="001c728b"/>
    </style:style>
    <style:style style:name="P2" style:family="paragraph" style:parent-style-name="Text_20_body">
      <style:text-properties officeooo:rsid="001cd3ef" officeooo:paragraph-rsid="001cd3ef"/>
    </style:style>
    <style:style style:name="P3" style:family="paragraph" style:parent-style-name="Text_20_body">
      <style:text-properties officeooo:rsid="001f13f1" officeooo:paragraph-rsid="002010e6"/>
    </style:style>
    <style:style style:name="P4" style:family="paragraph" style:parent-style-name="Text_20_body">
      <style:text-properties officeooo:rsid="002010e6" officeooo:paragraph-rsid="002010e6"/>
    </style:style>
    <style:style style:name="P5" style:family="paragraph" style:parent-style-name="Text_20_body">
      <style:text-properties officeooo:rsid="00230c91" officeooo:paragraph-rsid="00230c91"/>
    </style:style>
    <style:style style:name="P6" style:family="paragraph" style:parent-style-name="Text_20_body">
      <style:text-properties officeooo:rsid="0025a290" officeooo:paragraph-rsid="0025a290"/>
    </style:style>
    <style:style style:name="P7" style:family="paragraph" style:parent-style-name="Text_20_body">
      <style:text-properties officeooo:rsid="0025f769" officeooo:paragraph-rsid="0025f769"/>
    </style:style>
    <style:style style:name="P8" style:family="paragraph" style:parent-style-name="Heading_20_2">
      <style:text-properties officeooo:rsid="001cd3ef" officeooo:paragraph-rsid="001cd3ef"/>
    </style:style>
    <style:style style:name="P9" style:family="paragraph" style:parent-style-name="Heading_20_2">
      <style:text-properties officeooo:rsid="002010e6" officeooo:paragraph-rsid="002010e6"/>
    </style:style>
    <style:style style:name="P10" style:family="paragraph" style:parent-style-name="Heading_20_2">
      <style:text-properties officeooo:rsid="0021f980" officeooo:paragraph-rsid="0021f980"/>
    </style:style>
    <style:style style:name="P11" style:family="paragraph" style:parent-style-name="Heading_20_2">
      <style:text-properties officeooo:rsid="0025a290" officeooo:paragraph-rsid="0025a290"/>
    </style:style>
    <style:style style:name="T1" style:family="text">
      <style:text-properties officeooo:rsid="002010e6"/>
    </style:style>
    <style:style style:name="T2" style:family="text">
      <style:text-properties officeooo:rsid="0021a956"/>
    </style:style>
    <style:style style:name="T3" style:family="text">
      <style:text-properties officeooo:rsid="00242943"/>
    </style:style>
    <style:style style:name="T4" style:family="text">
      <style:text-properties officeooo:rsid="0026cf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Citation">F. Reflect on the creation of your mobile application by doing the following:</text:span></text:p>
      <text:p text:style-name="P1"><text:span text:style-name="Citation"/></text:p>
      <text:p text:style-name="P1"><text:span text:style-name="Citation">1. Explain mobile application development through the context of the architecture involved, including hardware and software capabilities and limitations.</text:span></text:p>
      <text:p text:style-name="P1"><text:span text:style-name="Citation"/></text:p>
      <text:p text:style-name="P1"><text:span text:style-name="Citation">a. Identify the version of the operating system your application was developed under and is compatible with.</text:span></text:p>
      <text:p text:style-name="P1"><text:span text:style-name="Citation"/></text:p>
      <text:p text:style-name="P1"><text:span text:style-name="Citation">2. Describe (suggested length of 1–2 paragraphs) the challenges you faced during the development of the mobile application.</text:span></text:p>
      <text:p text:style-name="P1"><text:span text:style-name="Citation"/></text:p>
      <text:p text:style-name="P1"><text:span text:style-name="Citation">3. Describe (suggested length of 1–2 paragraphs) how you overcame each <text:s/>challenge discussed in part F2.</text:span></text:p>
      <text:p text:style-name="P1"><text:span text:style-name="Citation"/></text:p>
      <text:p text:style-name="P1"><text:span text:style-name="Citation">4. Describe (suggested length of 1–2 paragraphs) what you would do differently if you did the project again.</text:span></text:p>
      <text:p text:style-name="P1"><text:span text:style-name="Citation"/></text:p>
      <text:p text:style-name="P1"><text:span text:style-name="Citation">5. Describe how emulators are used and the pros and cons of using an emulator vs. using a development device.</text:span></text:p>
      <text:p text:style-name="P1"><text:span text:style-name="Citation"/></text:p>
      <text:p text:style-name="Horizontal_20_Line"><text:span text:style-name="Citation"/></text:p>
      <text:h text:style-name="Heading_20_2" text:outline-level="2">Mobile Application Development</text:h>
      <text:p text:style-name="P2">Operating System: Linux Mint 19.3<text:line-break/><text:span text:style-name="T4">Utilizing Androids Room framework demonstrates a focus on database development when building a application. Interacting with the unusual requirements of a mobile device requires a attention to a app lifecycle, including a possibility of being terminated by ram, orientation changes, and a greater focus on asynchronous programming. Android has a focus on MVVO (Model View ViewModel) to address many issues identified here. Requiring usage of a emulator or physical android device required the ability to develop in one environment, for another environment. This led to design changes to address problems such as a smaller screen and expectation of a single activity per purpose design.</text:span></text:p>
      <text:h text:style-name="P8" text:outline-level="2">Difficulties during development</text:h>
      <text:p text:style-name="P3">I found difficulty with where to start the project. <text:span text:style-name="T1">Initially, I began a top-down development, where I was building the GUI. However, this led to roadblocks almost immediately, addressing issues such as content of each page, ensuring data was not lost in the lifecycle (eg during orientation changes).<text:line-break/>Asynchronous data became a roadblock multiple times during development, as it would often require a argument (such as a term id) to return the correct entities. Later, checking the size of a result was difficult, as asynchronous data does not have a size until it is checked. This made it difficult to ensure a term had no courses associated with it.<text:line-break/>Initially, radio buttons were considered a string, but this rapidly became a problem with the getting, setting and storing of the different options.</text:span></text:p>
      <text:p text:style-name="P4"><text:soft-page-break/>Alarms was conceptually difficult to understand, as it uses a service provided by Android, requiring that I register a alarm and hope it would activate correctly.</text:p>
      <text:p text:style-name="P4"/>
      <text:h text:style-name="P9" text:outline-level="2">Overcoming each challenge</text:h>
      <text:p text:style-name="P4">Developing bottom up, by identifying the database design and implementing the required methods I would need was much easier to develop for. <text:span text:style-name="T2">By using LiveData, I addressed problems such as the lifecycle of data on a GUI screen by always using the database for data. Information left on screen could be tossed out without loss and did not require work to maintain.<text:line-break/></text:span>GUI was developed to meet the needs of the database, which meant that insufficient layouts could be tossed out rather then making critical database design changes. One database changed that had to occur <text:span text:style-name="T2">however</text:span> was for radio buttons, which was changed to a int and provided with getting and setting methods to identify what a status integer related to, 0 == Dropped for example.<text:line-break/><text:span text:style-name="T2">I was unable to overcome the challenge of asynchronous data and checking its size, and resorted to implementing a entirely different call to the database to return synced data, allowing the app to identify the size of it and determine if a term has courses associated with it.</text:span></text:p>
      <text:p text:style-name="P4"/>
      <text:h text:style-name="P10" text:outline-level="2">Different Approach</text:h>
      <text:p text:style-name="P5">My different approach would include creating the storyboard from the beginning <text:span text:style-name="T3">as this would decrease wasted time from creating GUI layouts that ended up being unused. A bottom-up approach and setting the foundation for the GUI would speed up development.<text:line-break/>Given a firmer understanding of asynchronous operations, I would of attempted to predict, if any, requirements that might need to be met with synchronous calls</text:span></text:p>
      <text:p text:style-name="P5"/>
      <text:h text:style-name="P11" text:outline-level="2">Emulator Usage</text:h>
      <text:p text:style-name="P6">Emulators are a tool to rapidly develop programs by allowing the developer to load in a apk into many simulated environments, such as tablets, phones or even wearable devices such as watches.<text:line-break/>The pro behind this is easy to see, a developer is not required to purchase a large variety of devices to test their software and see how it would function under normal usage. Additional features, such as root access or easily attaching debuggers allow examining databases or specific calls without requiring much setup. The risk of failure, possibly corrupting or damaging the phone is minimized as well.</text:p>
      <text:p text:style-name="P7">On the other hand, while emulators simulate many characteristic of physical devices, they do not simulate everything. Stable, near unlimited and high speed internet connections are not normally accessible to phone in its expected primary usage – out of bounds of wifi.<text:line-break/>Physical devices may demonstrate unexpected quirks, such as unreliable bluetooth connections, or unexpected battery usage that would not identified in a emulator and as such, not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6:05:23.814497034</meta:creation-date>
    <dc:date>2020-06-05T16:35:42.316268544</dc:date>
    <meta:editing-duration>PT5H4M26S</meta:editing-duration>
    <meta:editing-cycles>10</meta:editing-cycles>
    <meta:generator>LibreOffice/6.0.7.3$Linux_X86_64 LibreOffice_project/00m0$Build-3</meta:generator>
    <meta:document-statistic meta:table-count="0" meta:image-count="0" meta:object-count="0" meta:page-count="2" meta:paragraph-count="19" meta:word-count="810" meta:character-count="5069" meta:non-whitespace-character-count="4279"/>
  </office:meta>
</office:document-meta>
</file>